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1">h</text:span><text:span text:style-name="_37_73">e</text:span><text:span text:style-name="_31_"> </text:span><text:span text:style-name="_34_61">M</text:span><text:span text:style-name="_37_05">c</text:span><text:span text:style-name="_32_61">W</text:span><text:span text:style-name="_34_05">i</text:span><text:span text:style-name="_37_49">l</text:span><text:span text:style-name="_31_01">l</text:span><text:span text:style-name="_35_21">i</text:span><text:span text:style-name="_38_01">a</text:span><text:span text:style-name="_32_73">m</text:span><text:span text:style-name="_33_89">s</text:span><text:span text:style-name="_38_01">e</text:span><text:span text:style-name="_32_81">s</text:span><text:span text:style-name="_33_01"> </text:span><text:span text:style-name="_38_73">A</text:span><text:span text:style-name="_37_7">n</text:span><text:span text:style-name="_35_97">d</text:span><text:span text:style-name="_36_01"> </text:span><text:span text:style-name="_32_97">T</text:span><text:span text:style-name="_35_13">h</text:span><text:span text:style-name="_37_73">e</text:span><text:span text:style-name="_31_"> </text:span><text:span text:style-name="_35_85">B</text:span><text:span text:style-name="_37_17">u</text:span><text:span text:style-name="_31_73">r</text:span><text:span text:style-name="_35_33">g</text:span><text:span text:style-name="_38_09">l</text:span><text:span text:style-name="_38_9">a</text:span><text:span text:style-name="_35_61">r</text:span><text:span text:style-name="_36_01"> </text:span><text:span text:style-name="_32_13">A</text:span><text:span text:style-name="_34_77">l</text:span><text:span text:style-name="_38_81">a</text:span><text:span text:style-name="_32_61">r</text:span><text:span text:style-name="_35_57">m</text:span></text:p>
      <text:p text:style-name="P1"><text:span text:style-name="_31_01">b</text:span><text:span text:style-name="_33_77">y</text:span><text:span text:style-name="_36_01"> </text:span><text:span text:style-name="_31_65">M</text:span><text:span text:style-name="_35_81">a</text:span><text:span text:style-name="_38_93">r</text:span><text:span text:style-name="_31_77">k</text:span><text:span text:style-name="_33_01"> </text:span><text:span text:style-name="_38_93">T</text:span><text:span text:style-name="_31_61">w</text:span><text:span text:style-name="_35_93">a</text:span><text:span text:style-name="_37_61">i</text:span><text:span text:style-name="_38_9">n</text:span></text:p>
      <text:p text:style-name="P1"><text:span text:style-name="_39_3">T</text:span><text:span text:style-name="_35_69">h</text:span><text:span text:style-name="_36_81">e</text:span><text:span text:style-name="_31_"> </text:span><text:span text:style-name="_35_25">c</text:span><text:span text:style-name="_37_13">o</text:span><text:span text:style-name="_32_21">n</text:span><text:span text:style-name="_34_77">v</text:span><text:span text:style-name="_38_01">e</text:span><text:span text:style-name="_32_37">r</text:span><text:span text:style-name="_35_13">s</text:span><text:span text:style-name="_37_01">a</text:span><text:span text:style-name="_38_9">t</text:span><text:span text:style-name="_35_97">i</text:span><text:span text:style-name="_38_97">o</text:span><text:span text:style-name="_32_21">n</text:span><text:span text:style-name="_33_01"> </text:span><text:span text:style-name="_38_69">d</text:span><text:span text:style-name="_31_73">r</text:span><text:span text:style-name="_34_77">i</text:span><text:span text:style-name="_38_61">f</text:span><text:span text:style-name="_31_53">t</text:span><text:span text:style-name="_34_77">e</text:span><text:span text:style-name="_37_41">d</text:span><text:span text:style-name="_31_"> </text:span><text:span text:style-name="_34_61">s</text:span><text:span text:style-name="_38_73">m</text:span><text:span text:style-name="_31_53">o</text:span><text:span text:style-name="_35_73">o</text:span><text:span text:style-name="_38_69">t</text:span><text:span text:style-name="_32_69">h</text:span><text:span text:style-name="_35_85">l</text:span><text:span text:style-name="_36_89">y</text:span><text:span text:style-name="_31_"> </text:span><text:span text:style-name="_34_05">a</text:span><text:span text:style-name="_38_69">n</text:span><text:span text:style-name="_32_85">d</text:span><text:span text:style-name="_33_01"> </text:span><text:span text:style-name="_36_89">p</text:span><text:span text:style-name="_32_61">l</text:span><text:span text:style-name="_34_73">e</text:span><text:span text:style-name="_38_57">a</text:span><text:span text:style-name="_31_65">s</text:span><text:span text:style-name="_35_97">a</text:span><text:span text:style-name="_37_05">n</text:span><text:span text:style-name="_32_57">t</text:span><text:span text:style-name="_34_37">l</text:span><text:span text:style-name="_36_77">y</text:span><text:span text:style-name="_31_"> </text:span><text:span text:style-name="_35_09">a</text:span><text:span text:style-name="_38_21">l</text:span><text:span text:style-name="_31_37">o</text:span><text:span text:style-name="_34_41">n</text:span><text:span text:style-name="_37_17">g</text:span><text:span text:style-name="_31_"> </text:span><text:span text:style-name="_35_21">f</text:span><text:span text:style-name="_38_01">r</text:span><text:span text:style-name="_39_3">o</text:span><text:span text:style-name="_34_17">m</text:span><text:span text:style-name="_36_01"> </text:span><text:span text:style-name="_31_41">w</text:span><text:span text:style-name="_33_81">e</text:span><text:span text:style-name="_37_65">a</text:span><text:span text:style-name="_31_13">t</text:span><text:span text:style-name="_35_37">h</text:span><text:span text:style-name="_38_37">e</text:span><text:span text:style-name="_32_13">r</text:span><text:span text:style-name="_33_01"> </text:span><text:span text:style-name="_37_77">t</text:span><text:span text:style-name="_32_69">o</text:span><text:span text:style-name="_33_01"> </text:span><text:span text:style-name="_38_61">c</text:span><text:span text:style-name="_31_13">r</text:span><text:span text:style-name="_35_93">o</text:span><text:span text:style-name="_38_25">p</text:span><text:span text:style-name="_31_73">s</text:span><text:span text:style-name="_34_05">,</text:span><text:span text:style-name="_36_01"> </text:span><text:span text:style-name="_31_73">f</text:span><text:span text:style-name="_35_13">r</text:span><text:span text:style-name="_37_53">o</text:span><text:span text:style-name="_31_53">m</text:span><text:span text:style-name="_33_01"> </text:span><text:span text:style-name="_38_33">c</text:span><text:span text:style-name="_38_1">r</text:span><text:span text:style-name="_33_77">o</text:span><text:span text:style-name="_38_97">p</text:span><text:span text:style-name="_32_61">s</text:span><text:span text:style-name="_33_01"> </text:span><text:span text:style-name="_37_65">t</text:span><text:span text:style-name="_32_93">o</text:span><text:span text:style-name="_33_01"> </text:span><text:span text:style-name="_38_97">l</text:span><text:span text:style-name="_32_73">i</text:span><text:span text:style-name="_35_85">t</text:span><text:span text:style-name="_37_65">e</text:span><text:span text:style-name="_31_05">r</text:span><text:span text:style-name="_34_49">a</text:span><text:span text:style-name="_37_37">t</text:span><text:span text:style-name="_31_37">u</text:span><text:span text:style-name="_33_77">r</text:span><text:span text:style-name="_38_25">e</text:span><text:span text:style-name="_32_01">,</text:span><text:span text:style-name="_33_01"> </text:span><text:span text:style-name="_37_97">f</text:span><text:span text:style-name="_32_37">r</text:span><text:span text:style-name="_35_61">o</text:span><text:span text:style-name="_37_17">m</text:span><text:span text:style-name="_31_"> </text:span><text:span text:style-name="_35_69">l</text:span><text:span text:style-name="_38_57">i</text:span><text:span text:style-name="_37_7">t</text:span><text:span text:style-name="_33_77">e</text:span><text:span text:style-name="_38_81">r</text:span><text:span text:style-name="_38_9">a</text:span><text:span text:style-name="_33_93">t</text:span><text:span text:style-name="_37_49">u</text:span><text:span text:style-name="_31_41">r</text:span><text:span text:style-name="_35_93">e</text:span><text:span text:style-name="_36_01"> </text:span><text:span text:style-name="_31_13">t</text:span><text:span text:style-name="_34_77">o</text:span><text:span text:style-name="_36_01"> </text:span><text:span text:style-name="_32_69">s</text:span><text:span text:style-name="_33_77">c</text:span><text:span text:style-name="_36_81">a</text:span><text:span text:style-name="_32_13">n</text:span><text:span text:style-name="_35_81">d</text:span><text:span text:style-name="_37_77">a</text:span><text:span text:style-name="_32_69">l</text:span><text:span text:style-name="_34_53">,</text:span><text:span text:style-name="_36_01"> </text:span><text:span text:style-name="_32_21">f</text:span><text:span text:style-name="_33_81">r</text:span><text:span text:style-name="_37_01">o</text:span><text:span text:style-name="_31_65">m</text:span><text:span text:style-name="_33_01"> </text:span><text:span text:style-name="_37_17">s</text:span><text:span text:style-name="_32_85">c</text:span><text:span text:style-name="_35_01">a</text:span><text:span text:style-name="_38_13">n</text:span><text:span text:style-name="_32_01">d</text:span><text:span text:style-name="_34_61">a</text:span><text:span text:style-name="_37_65">l</text:span><text:span text:style-name="_31_"> </text:span><text:span text:style-name="_33_89">t</text:span><text:span text:style-name="_38_69">o</text:span><text:span text:style-name="_31_"> </text:span><text:span text:style-name="_33_93">r</text:span><text:span text:style-name="_38_93">e</text:span><text:span text:style-name="_32_01">l</text:span><text:span text:style-name="_34_49">i</text:span><text:span text:style-name="_37_53">g</text:span><text:span text:style-name="_38_1">i</text:span><text:span text:style-name="_35_97">o</text:span><text:span text:style-name="_37_17">n</text:span><text:span text:style-name="_32_85">;</text:span><text:span text:style-name="_33_01"> </text:span><text:span text:style-name="_38_13">t</text:span><text:span text:style-name="_32_57">h</text:span><text:span text:style-name="_35_09">e</text:span><text:span text:style-name="_38_01">n</text:span><text:span text:style-name="_31_"> </text:span><text:span text:style-name="_35_25">t</text:span><text:span text:style-name="_38_25">o</text:span><text:span text:style-name="_39_3">o</text:span><text:span text:style-name="_33_89">k</text:span><text:span text:style-name="_36_01"> </text:span><text:span text:style-name="_31_53">a</text:span><text:span text:style-name="_33_01"> </text:span><text:span text:style-name="_37_37">r</text:span><text:span text:style-name="_32_69">a</text:span><text:span text:style-name="_33_81">n</text:span><text:span text:style-name="_37_05">d</text:span><text:span text:style-name="_31_05">o</text:span><text:span text:style-name="_34_97">m</text:span><text:span text:style-name="_36_01"> </text:span><text:span text:style-name="_31_13">j</text:span><text:span text:style-name="_35_69">u</text:span><text:span text:style-name="_38_09">m</text:span><text:span text:style-name="_32_01">p</text:span><text:span text:style-name="_34_61">,</text:span><text:span text:style-name="_36_01"> </text:span><text:span text:style-name="_32_97">a</text:span><text:span text:style-name="_34_13">n</text:span><text:span text:style-name="_37_61">d</text:span><text:span text:style-name="_31_"> </text:span><text:span text:style-name="_35_97">l</text:span><text:span text:style-name="_38_13">a</text:span><text:span text:style-name="_31_41">n</text:span><text:span text:style-name="_35_97">d</text:span><text:span text:style-name="_38_57">e</text:span><text:span text:style-name="_31_53">d</text:span><text:span text:style-name="_33_01"> </text:span><text:span text:style-name="_37_53">o</text:span><text:span text:style-name="_32_09">n</text:span><text:span text:style-name="_33_01"> </text:span><text:span text:style-name="_38_81">t</text:span><text:span text:style-name="_31_61">h</text:span><text:span text:style-name="_35_37">e</text:span><text:span text:style-name="_36_01"> </text:span><text:span text:style-name="_32_37">s</text:span><text:span text:style-name="_35_73">u</text:span><text:span text:style-name="_38_81">b</text:span><text:span text:style-name="_31_53">j</text:span><text:span text:style-name="_34_05">e</text:span><text:span text:style-name="_37_17">c</text:span><text:span text:style-name="_31_37">t</text:span><text:span text:style-name="_33_01"> </text:span><text:span text:style-name="_38_97">o</text:span><text:span text:style-name="_31_73">f</text:span><text:span text:style-name="_33_01"> </text:span><text:span text:style-name="_37_37">b</text:span><text:span text:style-name="_32_37">u</text:span><text:span text:style-name="_34_73">r</text:span><text:span text:style-name="_37_65">g</text:span><text:span text:style-name="_39_3">l</text:span><text:span text:style-name="_35_61">a</text:span><text:span text:style-name="_37_97">r</text:span><text:span text:style-name="_31_"> </text:span><text:span text:style-name="_35_01">a</text:span><text:span text:style-name="_38_61">l</text:span><text:span text:style-name="_31_37">a</text:span><text:span text:style-name="_34_65">r</text:span><text:span text:style-name="_36_89">m</text:span><text:span text:style-name="_31_41">s</text:span><text:span text:style-name="_35_73">.</text:span><text:span text:style-name="_36_01"> </text:span><text:span text:style-name="_32_61">A</text:span><text:span text:style-name="_33_77">n</text:span><text:span text:style-name="_37_65">d</text:span><text:span text:style-name="_31_"> </text:span><text:span text:style-name="_35_01">n</text:span><text:span text:style-name="_37_37">o</text:span><text:span text:style-name="_31_61">w</text:span><text:span text:style-name="_33_01"> </text:span><text:span text:style-name="_38_81">f</text:span><text:span text:style-name="_32_73">o</text:span><text:span text:style-name="_35_01">r</text:span><text:span text:style-name="_36_01"> </text:span><text:span text:style-name="_32_81">t</text:span><text:span text:style-name="_35_33">h</text:span><text:span text:style-name="_37_77">e</text:span><text:span text:style-name="_31_"> </text:span><text:span text:style-name="_35_69">f</text:span><text:span text:style-name="_37_77">i</text:span><text:span text:style-name="_32_57">r</text:span><text:span text:style-name="_33_81">s</text:span><text:span text:style-name="_37_97">t</text:span><text:span text:style-name="_31_"> </text:span><text:span text:style-name="_34_41">t</text:span><text:span text:style-name="_38_93">i</text:span><text:span text:style-name="_32_69">m</text:span><text:span text:style-name="_35_33">e</text:span><text:span text:style-name="_36_01"> </text:span><text:span text:style-name="_31_17">M</text:span><text:span text:style-name="_35_21">r</text:span><text:span text:style-name="_37_41">.</text:span><text:span text:style-name="_31_"> </text:span><text:span text:style-name="_35_97">M</text:span><text:span text:style-name="_36_93">c</text:span><text:span text:style-name="_31_37">W</text:span><text:span text:style-name="_33_81">i</text:span><text:span text:style-name="_38_85">l</text:span><text:span text:style-name="_32_69">l</text:span><text:span text:style-name="_35_25">i</text:span><text:span text:style-name="_38_09">a</text:span><text:span text:style-name="_32_69">m</text:span><text:span text:style-name="_34_61">s</text:span><text:span text:style-name="_36_01"> </text:span><text:span text:style-name="_32_13">s</text:span><text:span text:style-name="_35_57">h</text:span><text:span text:style-name="_37_53">o</text:span><text:span text:style-name="_32_61">w</text:span><text:span text:style-name="_34_73">e</text:span><text:span text:style-name="_37_61">d</text:span><text:span text:style-name="_31_"> </text:span><text:span text:style-name="_34_01">f</text:span><text:span text:style-name="_38_57">e</text:span><text:span text:style-name="_31_65">e</text:span><text:span text:style-name="_34_13">l</text:span><text:span text:style-name="_38_97">i</text:span><text:span text:style-name="_31_13">n</text:span><text:span text:style-name="_35_09">g</text:span><text:span text:style-name="_38_21">.</text:span><text:span text:style-name="_31_"> </text:span><text:span text:style-name="_33_89">W</text:span><text:span text:style-name="_38_61">h</text:span><text:span text:style-name="_32_81">e</text:span><text:span text:style-name="_34_53">n</text:span><text:span text:style-name="_38_73">e</text:span><text:span text:style-name="_31_13">v</text:span><text:span text:style-name="_35_57">e</text:span><text:span text:style-name="_37_05">r</text:span><text:span text:style-name="_31_"> </text:span><text:span text:style-name="_34_37">I</text:span><text:span text:style-name="_36_01"> </text:span><text:span text:style-name="_31_73">p</text:span><text:span text:style-name="_34_77">e</text:span><text:span text:style-name="_38_37">r</text:span><text:span text:style-name="_31_77">c</text:span><text:span text:style-name="_34_97">e</text:span><text:span text:style-name="_38_93">i</text:span><text:span text:style-name="_31_97">v</text:span><text:span text:style-name="_35_13">e</text:span><text:span text:style-name="_36_01"> </text:span><text:span text:style-name="_32_37">t</text:span><text:span text:style-name="_35_85">h</text:span><text:span text:style-name="_38_01">i</text:span><text:span text:style-name="_32_37">s</text:span><text:span text:style-name="_33_01"> </text:span><text:span text:style-name="_37_37">s</text:span><text:span text:style-name="_32_25">i</text:span><text:span text:style-name="_34_53">g</text:span><text:span text:style-name="_38_85">n</text:span><text:span text:style-name="_31_"> </text:span><text:span text:style-name="_33_77">o</text:span><text:span text:style-name="_37_97">n</text:span><text:span text:style-name="_31_"> </text:span><text:span text:style-name="_35_37">t</text:span><text:span text:style-name="_36_93">h</text:span><text:span text:style-name="_31_53">i</text:span><text:span text:style-name="_33_89">s</text:span><text:span text:style-name="_36_01"> </text:span><text:span text:style-name="_31_65">m</text:span><text:span text:style-name="_34_05">a</text:span><text:span text:style-name="_36_89">n</text:span><text:span text:style-name="_37_7">'</text:span><text:span text:style-name="_33_81">s</text:span><text:span text:style-name="_36_01"> </text:span><text:span text:style-name="_32_21">d</text:span><text:span text:style-name="_33_77">i</text:span><text:span text:style-name="_36_77">a</text:span><text:span text:style-name="_32_93">l</text:span><text:span text:style-name="_33_89">,</text:span><text:span text:style-name="_36_01"> </text:span><text:span text:style-name="_31_77">I</text:span><text:span text:style-name="_33_01"> </text:span><text:span text:style-name="_38_81">c</text:span><text:span text:style-name="_31_73">o</text:span><text:span text:style-name="_34_65">m</text:span><text:span text:style-name="_37_73">p</text:span><text:span text:style-name="_31_97">r</text:span><text:span text:style-name="_34_17">e</text:span><text:span text:style-name="_38_01">h</text:span><text:span text:style-name="_31_49">e</text:span><text:span text:style-name="_34_73">n</text:span><text:span text:style-name="_38_57">d</text:span><text:span text:style-name="_31_"> </text:span><text:span text:style-name="_34_17">i</text:span><text:span text:style-name="_37_41">t</text:span><text:span text:style-name="_32_69">,</text:span><text:span text:style-name="_33_01"> </text:span><text:span text:style-name="_37_49">a</text:span><text:span text:style-name="_32_25">n</text:span><text:span text:style-name="_35_61">d</text:span><text:span text:style-name="_36_01"> </text:span><text:span text:style-name="_32_25">l</text:span><text:span text:style-name="_33_89">a</text:span><text:span text:style-name="_38_21">p</text:span><text:span text:style-name="_32_81">s</text:span><text:span text:style-name="_35_73">e</text:span><text:span text:style-name="_36_01"> </text:span><text:span text:style-name="_31_97">i</text:span><text:span text:style-name="_33_81">n</text:span><text:span text:style-name="_38_61">t</text:span><text:span text:style-name="_32_93">o</text:span><text:span text:style-name="_33_01"> </text:span><text:span text:style-name="_37_49">s</text:span><text:span text:style-name="_32_25">i</text:span><text:span text:style-name="_35_81">l</text:span><text:span text:style-name="_38_37">e</text:span><text:span text:style-name="_32_25">n</text:span><text:span text:style-name="_34_65">c</text:span><text:span text:style-name="_38_57">e</text:span><text:span text:style-name="_32_21">,</text:span><text:span text:style-name="_33_01"> </text:span><text:span text:style-name="_38_37">a</text:span><text:span text:style-name="_32_57">n</text:span><text:span text:style-name="_35_93">d</text:span><text:span text:style-name="_36_01"> </text:span><text:span text:style-name="_31_05">g</text:span><text:span text:style-name="_35_57">i</text:span><text:span text:style-name="_38_81">v</text:span><text:span text:style-name="_32_73">e</text:span><text:span text:style-name="_33_01"> </text:span><text:span text:style-name="_38_61">h</text:span><text:span text:style-name="_32_85">i</text:span><text:span text:style-name="_34_01">m</text:span><text:span text:style-name="_36_01"> </text:span><text:span text:style-name="_37_7">o</text:span><text:span text:style-name="_35_25">p</text:span><text:span text:style-name="_37_97">p</text:span><text:span text:style-name="_38_9">o</text:span><text:span text:style-name="_34_13">r</text:span><text:span text:style-name="_36_93">t</text:span><text:span text:style-name="_32_97">u</text:span><text:span text:style-name="_33_81">n</text:span><text:span text:style-name="_38_69">i</text:span><text:span text:style-name="_31_77">t</text:span><text:span text:style-name="_34_01">y</text:span><text:span text:style-name="_36_01"> </text:span><text:span text:style-name="_32_25">t</text:span><text:span text:style-name="_34_13">o</text:span><text:span text:style-name="_36_01"> </text:span><text:span text:style-name="_31_01">u</text:span><text:span text:style-name="_35_81">n</text:span><text:span text:style-name="_36_89">l</text:span><text:span text:style-name="_31_97">o</text:span><text:span text:style-name="_35_37">a</text:span><text:span text:style-name="_38_37">d</text:span><text:span text:style-name="_31_"> </text:span><text:span text:style-name="_35_85">h</text:span><text:span text:style-name="_38_33">i</text:span><text:span text:style-name="_32_33">s</text:span><text:span text:style-name="_33_01"> </text:span><text:span text:style-name="_36_93">h</text:span><text:span text:style-name="_32_25">e</text:span><text:span text:style-name="_34_77">a</text:span><text:span text:style-name="_38_21">r</text:span><text:span text:style-name="_32_85">t</text:span><text:span text:style-name="_35_69">.</text:span><text:span text:style-name="_36_01"> </text:span><text:span text:style-name="_31_97">S</text:span><text:span text:style-name="_33_89">a</text:span><text:span text:style-name="_36_89">i</text:span><text:span text:style-name="_31_05">d</text:span><text:span text:style-name="_33_01"> </text:span><text:span text:style-name="_36_93">h</text:span><text:span text:style-name="_31_37">e</text:span><text:span text:style-name="_35_93">,</text:span><text:span text:style-name="_36_01"> </text:span><text:span text:style-name="_32_13">w</text:span><text:span text:style-name="_33_89">i</text:span><text:span text:style-name="_36_77">t</text:span><text:span text:style-name="_32_73">h</text:span><text:span text:style-name="_33_01"> </text:span><text:span text:style-name="_38_61">b</text:span><text:span text:style-name="_32_93">u</text:span><text:span text:style-name="_34_41">t</text:span><text:span text:style-name="_36_01"> </text:span><text:span text:style-name="_31_49">i</text:span><text:span text:style-name="_35_73">l</text:span><text:span text:style-name="_37_65">l-</text:span><text:span text:style-name="_32_85">c</text:span><text:span text:style-name="_35_85">o</text:span><text:span text:style-name="_37_37">n</text:span><text:span text:style-name="_31_37">t</text:span><text:span text:style-name="_35_81">r</text:span><text:span text:style-name="_37_77">o</text:span><text:span text:style-name="_32_93">l</text:span><text:span text:style-name="_35_69">l</text:span><text:span text:style-name="_36_81">e</text:span><text:span text:style-name="_31_17">d</text:span><text:span text:style-name="_33_01"> </text:span><text:span text:style-name="_36_77">e</text:span><text:span text:style-name="_32_25">m</text:span><text:span text:style-name="_35_85">o</text:span><text:span text:style-name="_37_97">t</text:span><text:span text:style-name="_31_61">i</text:span><text:span text:style-name="_34_61">o</text:span><text:span text:style-name="_37_61">n</text:span><text:span text:style-name="_38_9">:</text:span></text:p>
      <text:p text:style-name="P1"><text:span text:style-name="_31_05">"</text:span><text:span text:style-name="_35_81">I</text:span><text:span text:style-name="_36_01"> </text:span><text:span text:style-name="_31_17">d</text:span><text:span text:style-name="_35_21">o</text:span><text:span text:style-name="_36_01"> </text:span><text:span text:style-name="_32_21">n</text:span><text:span text:style-name="_35_93">o</text:span><text:span text:style-name="_38_81">t</text:span><text:span text:style-name="_31_"> </text:span><text:span text:style-name="_35_33">g</text:span><text:span text:style-name="_37_61">o</text:span><text:span text:style-name="_31_"> </text:span><text:span text:style-name="_34_41">o</text:span><text:span text:style-name="_38_97">n</text:span><text:span text:style-name="_31_73">e</text:span><text:span text:style-name="_33_01"> </text:span><text:span text:style-name="_38_57">s</text:span><text:span text:style-name="_32_69">i</text:span><text:span text:style-name="_35_85">n</text:span><text:span text:style-name="_36_81">g</text:span><text:span text:style-name="_39_3">l</text:span><text:span text:style-name="_35_13">e</text:span><text:span text:style-name="_36_01"> </text:span><text:span text:style-name="_39_3">c</text:span><text:span text:style-name="_35_69">e</text:span><text:span text:style-name="_37_97">n</text:span><text:span text:style-name="_32_97">t</text:span><text:span text:style-name="_33_01"> </text:span><text:span text:style-name="_37_77">o</text:span><text:span text:style-name="_38_1">n</text:span><text:span text:style-name="_33_01"> </text:span><text:span text:style-name="_37_05">b</text:span><text:span text:style-name="_31_97">u</text:span><text:span text:style-name="_34_49">r</text:span><text:span text:style-name="_38_01">g</text:span><text:span text:style-name="_32_81">l</text:span><text:span text:style-name="_35_69">a</text:span><text:span text:style-name="_38_73">r</text:span><text:span text:style-name="_31_"> </text:span><text:span text:style-name="_35_97">a</text:span><text:span text:style-name="_38_97">l</text:span><text:span text:style-name="_31_13">a</text:span><text:span text:style-name="_34_01">r</text:span><text:span text:style-name="_38_69">m</text:span><text:span text:style-name="_31_97">s</text:span><text:span text:style-name="_33_89">,</text:span><text:span text:style-name="_36_01"> </text:span><text:span text:style-name="_32_09">M</text:span><text:span text:style-name="_34_37">r</text:span><text:span text:style-name="_38_69">.</text:span><text:span text:style-name="_31_"> </text:span><text:span text:style-name="_34_49">T</text:span><text:span text:style-name="_37_73">w</text:span><text:span text:style-name="_32_57">a</text:span><text:span text:style-name="_35_57">i</text:span><text:span text:style-name="_37_97">n--</text:span><text:span text:style-name="_32_61">n</text:span><text:span text:style-name="_34_41">o</text:span><text:span text:style-name="_37_65">t</text:span><text:span text:style-name="_31_"> </text:span><text:span text:style-name="_34_97">a</text:span><text:span text:style-name="_36_01"> </text:span><text:span text:style-name="_31_65">s</text:span><text:span text:style-name="_34_53">i</text:span><text:span text:style-name="_38_81">n</text:span><text:span text:style-name="_32_93">g</text:span><text:span text:style-name="_35_37">l</text:span><text:span text:style-name="_36_81">e</text:span><text:span text:style-name="_31_"> </text:span><text:span text:style-name="_35_13">c</text:span><text:span text:style-name="_38_21">e</text:span><text:span text:style-name="_31_41">n</text:span><text:span text:style-name="_34_37">t--</text:span><text:span text:style-name="_32_73">a</text:span><text:span text:style-name="_34_49">n</text:span><text:span text:style-name="_37_37">d</text:span><text:span text:style-name="_31_"> </text:span><text:span text:style-name="_34_17">I</text:span><text:span text:style-name="_36_01"> </text:span><text:span text:style-name="_31_97">w</text:span><text:span text:style-name="_34_13">i</text:span><text:span text:style-name="_38_57">l</text:span><text:span text:style-name="_32_13">l</text:span><text:span text:style-name="_33_01"> </text:span><text:span text:style-name="_37_65">t</text:span><text:span text:style-name="_31_65">e</text:span><text:span text:style-name="_34_41">l</text:span><text:span text:style-name="_37_97">l</text:span><text:span text:style-name="_31_"> </text:span><text:span text:style-name="_35_21">y</text:span><text:span text:style-name="_37_37">o</text:span><text:span text:style-name="_38_9">u</text:span><text:span text:style-name="_33_01"> </text:span><text:span text:style-name="_37_37">w</text:span><text:span text:style-name="_32_73">h</text:span><text:span text:style-name="_35_61">y</text:span><text:span text:style-name="_37_65">.</text:span><text:span text:style-name="_31_"> </text:span><text:span text:style-name="_35_25">W</text:span><text:span text:style-name="_38_85">h</text:span><text:span text:style-name="_32_97">e</text:span><text:span text:style-name="_33_93">n</text:span><text:span text:style-name="_36_01"> </text:span><text:span text:style-name="_31_73">w</text:span><text:span text:style-name="_34_61">e</text:span><text:span text:style-name="_36_01"> </text:span><text:span text:style-name="_31_37">w</text:span><text:span text:style-name="_34_01">e</text:span><text:span text:style-name="_38_09">r</text:span><text:span text:style-name="_32_25">e</text:span><text:span text:style-name="_33_01"> </text:span><text:span text:style-name="_37_13">f</text:span><text:span text:style-name="_32_73">i</text:span><text:span text:style-name="_34_05">n</text:span><text:span text:style-name="_37_13">i</text:span><text:span text:style-name="_31_53">s</text:span><text:span text:style-name="_35_69">h</text:span><text:span text:style-name="_36_93">i</text:span><text:span text:style-name="_38_1">n</text:span><text:span text:style-name="_33_81">g</text:span><text:span text:style-name="_36_01"> </text:span><text:span text:style-name="_32_69">o</text:span><text:span text:style-name="_33_93">u</text:span><text:span text:style-name="_37_53">r</text:span><text:span text:style-name="_31_"> </text:span><text:span text:style-name="_35_73">h</text:span><text:span text:style-name="_38_93">o</text:span><text:span text:style-name="_32_57">u</text:span><text:span text:style-name="_33_93">s</text:span><text:span text:style-name="_38_01">e</text:span><text:span text:style-name="_31_37">,</text:span><text:span text:style-name="_33_01"> </text:span><text:span text:style-name="_38_57">w</text:span><text:span text:style-name="_32_21">e</text:span><text:span text:style-name="_33_01"> </text:span><text:span text:style-name="_38_61">f</text:span><text:span text:style-name="_31_17">o</text:span><text:span text:style-name="_35_69">u</text:span><text:span text:style-name="_38_21">n</text:span><text:span text:style-name="_32_21">d</text:span><text:span text:style-name="_33_01"> </text:span><text:span text:style-name="_37_41">w</text:span><text:span text:style-name="_32_73">e</text:span><text:span text:style-name="_33_01"> </text:span><text:span text:style-name="_38_25">h</text:span><text:span text:style-name="_39_3">a</text:span><text:span text:style-name="_35_37">d</text:span><text:span text:style-name="_36_01"> </text:span><text:span text:style-name="_32_61">a</text:span><text:span text:style-name="_33_01"> </text:span><text:span text:style-name="_38_97">l</text:span><text:span text:style-name="_32_73">i</text:span><text:span text:style-name="_34_41">t</text:span><text:span text:style-name="_38_37">t</text:span><text:span text:style-name="_31_65">l</text:span><text:span text:style-name="_35_33">e</text:span><text:span text:style-name="_36_01"> </text:span><text:span text:style-name="_32_85">c</text:span><text:span text:style-name="_33_93">a</text:span><text:span text:style-name="_36_77">s</text:span><text:span text:style-name="_31_05">h</text:span><text:span text:style-name="_33_01"> </text:span><text:span text:style-name="_38_21">l</text:span><text:span text:style-name="_37_7">e</text:span><text:span text:style-name="_35_85">f</text:span><text:span text:style-name="_38_57">t</text:span><text:span text:style-name="_31_"> </text:span><text:span text:style-name="_34_17">o</text:span><text:span text:style-name="_38_61">v</text:span><text:span text:style-name="_32_37">e</text:span><text:span text:style-name="_35_09">r</text:span><text:span text:style-name="_38_09">,</text:span><text:span text:style-name="_31_"> </text:span><text:span text:style-name="_35_61">o</text:span><text:span text:style-name="_36_81">n</text:span><text:span text:style-name="_31_"> </text:span><text:span text:style-name="_35_33">a</text:span><text:span text:style-name="_37_01">c</text:span><text:span text:style-name="_31_01">c</text:span><text:span text:style-name="_35_13">o</text:span><text:span text:style-name="_37_97">u</text:span><text:span text:style-name="_31_65">n</text:span><text:span text:style-name="_34_37">t</text:span><text:span text:style-name="_36_01"> </text:span><text:span text:style-name="_32_97">o</text:span><text:span text:style-name="_35_93">f</text:span><text:span text:style-name="_36_01"> </text:span><text:span text:style-name="_32_13">t</text:span><text:span text:style-name="_35_37">h</text:span><text:span text:style-name="_38_09">e</text:span><text:span text:style-name="_31_"> </text:span><text:span text:style-name="_33_89">p</text:span><text:span text:style-name="_37_41">l</text:span><text:span text:style-name="_32_81">u</text:span><text:span text:style-name="_33_89">m</text:span><text:span text:style-name="_38_25">b</text:span><text:span text:style-name="_39_3">e</text:span><text:span text:style-name="_35_21">r</text:span><text:span text:style-name="_36_01"> </text:span><text:span text:style-name="_32_37">n</text:span><text:span text:style-name="_34_53">o</text:span><text:span text:style-name="_38_61">t</text:span><text:span text:style-name="_31_"> </text:span><text:span text:style-name="_33_93">k</text:span><text:span text:style-name="_38_93">n</text:span><text:span text:style-name="_31_01">o</text:span><text:span text:style-name="_34_01">w</text:span><text:span text:style-name="_37_49">i</text:span><text:span text:style-name="_32_09">n</text:span><text:span text:style-name="_34_65">g</text:span><text:span text:style-name="_36_01"> </text:span><text:span text:style-name="_32_69">i</text:span><text:span text:style-name="_34_37">t</text:span><text:span text:style-name="_36_93">.</text:span><text:span text:style-name="_31_"> </text:span><text:span text:style-name="_34_97">I</text:span><text:span text:style-name="_36_01"> </text:span><text:span text:style-name="_38_1">w</text:span><text:span text:style-name="_35_81">a</text:span><text:span text:style-name="_38_09">s</text:span><text:span text:style-name="_31_"> </text:span><text:span text:style-name="_35_37">f</text:span><text:span text:style-name="_37_65">o</text:span><text:span text:style-name="_32_73">r</text:span><text:span text:style-name="_33_01"> </text:span><text:span text:style-name="_37_53">e</text:span><text:span text:style-name="_31_73">n</text:span><text:span text:style-name="_35_57">l</text:span><text:span text:style-name="_36_81">i</text:span><text:span text:style-name="_32_01">g</text:span><text:span text:style-name="_35_93">h</text:span><text:span text:style-name="_38_93">t</text:span><text:span text:style-name="_31_01">e</text:span><text:span text:style-name="_33_77">n</text:span><text:span text:style-name="_36_81">i</text:span><text:span text:style-name="_32_69">n</text:span><text:span text:style-name="_35_81">g</text:span><text:span text:style-name="_36_01"> </text:span><text:span text:style-name="_31_97">t</text:span><text:span text:style-name="_35_21">h</text:span><text:span text:style-name="_36_93">e</text:span><text:span text:style-name="_31_"> </text:span><text:span text:style-name="_35_57">h</text:span><text:span text:style-name="_38_93">e</text:span><text:span text:style-name="_32_97">a</text:span><text:span text:style-name="_35_21">t</text:span><text:span text:style-name="_38_93">h</text:span><text:span text:style-name="_31_37">e</text:span><text:span text:style-name="_35_57">n</text:span><text:span text:style-name="_36_01"> </text:span><text:span text:style-name="_32_81">w</text:span><text:span text:style-name="_35_01">i</text:span><text:span text:style-name="_38_01">t</text:span><text:span text:style-name="_32_61">h</text:span><text:span text:style-name="_33_01"> </text:span><text:span text:style-name="_37_17">i</text:span><text:span text:style-name="_32_69">t</text:span><text:span text:style-name="_33_81">,</text:span><text:span text:style-name="_36_01"> </text:span><text:span text:style-name="_39_3">f</text:span><text:span text:style-name="_35_61">o</text:span><text:span text:style-name="_38_37">r</text:span><text:span text:style-name="_31_"> </text:span><text:span text:style-name="_33_81">I</text:span><text:span text:style-name="_36_01"> </text:span><text:span text:style-name="_32_01">w</text:span><text:span text:style-name="_35_85">a</text:span><text:span text:style-name="_36_77">s</text:span><text:span text:style-name="_31_"> </text:span><text:span text:style-name="_33_81">a</text:span><text:span text:style-name="_38_37">l</text:span><text:span text:style-name="_31_41">w</text:span><text:span text:style-name="_33_77">a</text:span><text:span text:style-name="_37_49">y</text:span><text:span text:style-name="_37_7">s</text:span><text:span text:style-name="_33_01"> </text:span><text:span text:style-name="_37_13">u</text:span><text:span text:style-name="_31_05">n</text:span><text:span text:style-name="_35_61">a</text:span><text:span text:style-name="_37_05">c</text:span><text:span text:style-name="_31_01">c</text:span><text:span text:style-name="_34_61">o</text:span><text:span text:style-name="_38_01">u</text:span><text:span text:style-name="_38_1">n</text:span><text:span text:style-name="_34_53">t</text:span><text:span text:style-name="_36_93">a</text:span><text:span text:style-name="_32_01">b</text:span><text:span text:style-name="_34_61">l</text:span><text:span text:style-name="_37_13">y</text:span><text:span text:style-name="_31_"> </text:span><text:span text:style-name="_34_65">d</text:span><text:span text:style-name="_38_97">o</text:span><text:span text:style-name="_31_37">w</text:span><text:span text:style-name="_35_97">n</text:span><text:span text:style-name="_36_01"> </text:span><text:span text:style-name="_32_37">o</text:span><text:span text:style-name="_34_65">n</text:span><text:span text:style-name="_36_01"> </text:span><text:span text:style-name="_31_53">t</text:span><text:span text:style-name="_35_25">h</text:span><text:span text:style-name="_38_25">e</text:span><text:span text:style-name="_31_"> </text:span><text:span text:style-name="_33_77">h</text:span><text:span text:style-name="_37_37">e</text:span><text:span text:style-name="_32_09">a</text:span><text:span text:style-name="_35_13">t</text:span><text:span text:style-name="_36_89">h</text:span><text:span text:style-name="_32_73">e</text:span><text:span text:style-name="_35_61">n</text:span><text:span text:style-name="_36_01"> </text:span><text:span text:style-name="_39_3">s</text:span><text:span text:style-name="_34_61">o</text:span><text:span text:style-name="_38_25">m</text:span><text:span text:style-name="_31_05">e</text:span><text:span text:style-name="_34_37">h</text:span><text:span text:style-name="_38_37">o</text:span><text:span text:style-name="_31_13">w</text:span><text:span text:style-name="_35_21">;</text:span><text:span text:style-name="_36_01"> </text:span><text:span text:style-name="_32_13">b</text:span><text:span text:style-name="_35_33">u</text:span><text:span text:style-name="_37_05">t</text:span><text:span text:style-name="_31_"> </text:span><text:span text:style-name="_35_73">M</text:span><text:span text:style-name="_37_13">r</text:span><text:span text:style-name="_32_25">s</text:span><text:span text:style-name="_33_93">.</text:span><text:span text:style-name="_36_01"> </text:span><text:span text:style-name="_39_3">M</text:span><text:span text:style-name="_35_33">c</text:span><text:span text:style-name="_37_05">W</text:span><text:span text:style-name="_32_01">i</text:span><text:span text:style-name="_35_09">l</text:span><text:span text:style-name="_36_77">l</text:span><text:span text:style-name="_32_09">i</text:span><text:span text:style-name="_35_37">a</text:span><text:span text:style-name="_38_97">m</text:span><text:span text:style-name="_31_53">s</text:span><text:span text:style-name="_33_01"> </text:span><text:span text:style-name="_37_73">s</text:span><text:span text:style-name="_32_33">a</text:span><text:span text:style-name="_34_37">i</text:span><text:span text:style-name="_38_85">d</text:span><text:span text:style-name="_31_"> </text:span><text:span text:style-name="_33_81">n</text:span><text:span text:style-name="_38_97">o</text:span><text:span text:style-name="_32_57">,</text:span><text:span text:style-name="_33_01"> </text:span><text:span text:style-name="_38_21">l</text:span><text:span text:style-name="_31_53">e</text:span><text:span text:style-name="_34_49">t</text:span><text:span text:style-name="_38_37">'</text:span><text:span text:style-name="_31_49">s</text:span><text:span text:style-name="_33_01"> </text:span><text:span text:style-name="_38_25">h</text:span><text:span text:style-name="_38_9">a</text:span><text:span text:style-name="_35_61">v</text:span><text:span text:style-name="_38_33">e</text:span><text:span text:style-name="_31_"> </text:span><text:span text:style-name="_35_93">a</text:span><text:span text:style-name="_36_01"> </text:span><text:span text:style-name="_31_73">b</text:span><text:span text:style-name="_35_25">u</text:span><text:span text:style-name="_37_65">r</text:span><text:span text:style-name="_38_9">g</text:span><text:span text:style-name="_34_73">l</text:span><text:span text:style-name="_38_33">a</text:span><text:span text:style-name="_31_53">r</text:span><text:span text:style-name="_33_01"> </text:span><text:span text:style-name="_36_81">a</text:span><text:span text:style-name="_32_81">l</text:span><text:span text:style-name="_35_33">a</text:span><text:span text:style-name="_38_21">r</text:span><text:span text:style-name="_32_93">m</text:span><text:span text:style-name="_35_81">.</text:span><text:span text:style-name="_36_01"> </text:span><text:span text:style-name="_32_97">I</text:span><text:span text:style-name="_33_01"> </text:span><text:span text:style-name="_38_81">a</text:span><text:span text:style-name="_32_21">g</text:span><text:span text:style-name="_35_57">r</text:span><text:span text:style-name="_37_49">e</text:span><text:span text:style-name="_31_37">e</text:span><text:span text:style-name="_35_85">d</text:span><text:span text:style-name="_36_01"> </text:span><text:span text:style-name="_32_57">t</text:span><text:span text:style-name="_35_09">o</text:span><text:span text:style-name="_36_01"> </text:span><text:span text:style-name="_32_57">t</text:span><text:span text:style-name="_35_81">h</text:span><text:span text:style-name="_36_89">i</text:span><text:span text:style-name="_32_93">s</text:span><text:span text:style-name="_33_01"> </text:span><text:span text:style-name="_38_01">c</text:span><text:span text:style-name="_31_53">o</text:span><text:span text:style-name="_35_09">m</text:span><text:span text:style-name="_38_69">p</text:span><text:span text:style-name="_32_81">r</text:span><text:span text:style-name="_34_65">o</text:span><text:span text:style-name="_38_85">m</text:span><text:span text:style-name="_31_97">i</text:span><text:span text:style-name="_35_21">s</text:span><text:span text:style-name="_38_33">e</text:span><text:span text:style-name="_31_73">.</text:span><text:span text:style-name="_33_01"> </text:span><text:span text:style-name="_38_21">I</text:span><text:span text:style-name="_31_"> </text:span><text:span text:style-name="_33_89">w</text:span><text:span text:style-name="_37_41">i</text:span><text:span text:style-name="_39_3">l</text:span><text:span text:style-name="_35_33">l</text:span><text:span text:style-name="_36_01"> </text:span><text:span text:style-name="_31_61">e</text:span><text:span text:style-name="_35_73">x</text:span><text:span text:style-name="_38_21">p</text:span><text:span text:style-name="_32_21">l</text:span><text:span text:style-name="_35_21">a</text:span><text:span text:style-name="_38_21">i</text:span><text:span text:style-name="_31_61">n</text:span><text:span text:style-name="_33_01"> </text:span><text:span text:style-name="_37_61">t</text:span><text:span text:style-name="_31_97">h</text:span><text:span text:style-name="_35_01">a</text:span><text:span text:style-name="_38_69">t</text:span><text:span text:style-name="_31_"> </text:span><text:span text:style-name="_35_01">w</text:span><text:span text:style-name="_37_13">h</text:span><text:span text:style-name="_31_13">e</text:span><text:span text:style-name="_35_25">n</text:span><text:span text:style-name="_36_81">e</text:span><text:span text:style-name="_31_61">v</text:span><text:span text:style-name="_34_01">e</text:span><text:span text:style-name="_38_73">r</text:span><text:span text:style-name="_31_"> </text:span><text:span text:style-name="_34_41">I</text:span><text:span text:style-name="_36_01"> </text:span><text:span text:style-name="_31_61">w</text:span><text:span text:style-name="_35_57">a</text:span><text:span text:style-name="_36_93">n</text:span><text:span text:style-name="_31_37">t</text:span><text:span text:style-name="_33_01"> </text:span><text:span text:style-name="_37_41">a</text:span><text:span text:style-name="_31_"> </text:span><text:span text:style-name="_35_25">t</text:span><text:span text:style-name="_38_61">h</text:span><text:span text:style-name="_31_53">i</text:span><text:span text:style-name="_35_61">n</text:span><text:span text:style-name="_38_85">g</text:span><text:span text:style-name="_32_33">,</text:span><text:span text:style-name="_33_01"> </text:span><text:span text:style-name="_38_33">a</text:span><text:span text:style-name="_31_05">n</text:span><text:span text:style-name="_35_81">d</text:span><text:span text:style-name="_36_01"> </text:span><text:span text:style-name="_31_97">M</text:span><text:span text:style-name="_35_37">r</text:span><text:span text:style-name="_37_61">s</text:span><text:span text:style-name="_38_1">.</text:span><text:span text:style-name="_33_01"> </text:span><text:span text:style-name="_37_17">M</text:span><text:span text:style-name="_31_97">c</text:span><text:span text:style-name="_35_01">W</text:span><text:span text:style-name="_37_53">i</text:span><text:span text:style-name="_38_1">l</text:span><text:span text:style-name="_35_97">l</text:span><text:span text:style-name="_38_25">i</text:span><text:span text:style-name="_31_61">a</text:span><text:span text:style-name="_35_21">m</text:span><text:span text:style-name="_38_57">s</text:span><text:span text:style-name="_31_"> </text:span><text:span text:style-name="_34_65">w</text:span><text:span text:style-name="_38_09">a</text:span><text:span text:style-name="_31_73">n</text:span><text:span text:style-name="_35_85">t</text:span><text:span text:style-name="_38_69">s</text:span><text:span text:style-name="_31_"> </text:span><text:span text:style-name="_34_61">a</text:span><text:span text:style-name="_38_09">n</text:span><text:span text:style-name="_31_73">o</text:span><text:span text:style-name="_34_41">t</text:span><text:span text:style-name="_38_01">h</text:span><text:span text:style-name="_32_25">e</text:span><text:span text:style-name="_33_77">r</text:span><text:span text:style-name="_36_01"> </text:span><text:span text:style-name="_31_97">t</text:span><text:span text:style-name="_35_93">h</text:span><text:span text:style-name="_38_33">i</text:span><text:span text:style-name="_31_13">n</text:span><text:span text:style-name="_34_65">g</text:span><text:span text:style-name="_37_53">,</text:span><text:span text:style-name="_31_"> </text:span><text:span text:style-name="_34_53">a</text:span><text:span text:style-name="_38_73">n</text:span><text:span text:style-name="_31_77">d</text:span><text:span text:style-name="_33_01"> </text:span><text:span text:style-name="_37_01">w</text:span><text:span text:style-name="_32_33">e</text:span><text:span text:style-name="_33_01"> </text:span><text:span text:style-name="_38_61">d</text:span><text:span text:style-name="_32_69">e</text:span><text:span text:style-name="_34_41">c</text:span><text:span text:style-name="_38_57">i</text:span><text:span text:style-name="_32_85">d</text:span><text:span text:style-name="_35_57">e</text:span><text:span text:style-name="_36_01"> </text:span><text:span text:style-name="_31_37">u</text:span><text:span text:style-name="_35_93">p</text:span><text:span text:style-name="_38_61">o</text:span><text:span text:style-name="_31_05">n</text:span><text:span text:style-name="_33_01"> </text:span><text:span text:style-name="_37_65">t</text:span><text:span text:style-name="_31_05">h</text:span><text:span text:style-name="_34_41">e</text:span><text:span text:style-name="_36_01"> </text:span><text:span text:style-name="_31_37">t</text:span><text:span text:style-name="_35_13">h</text:span><text:span text:style-name="_38_93">i</text:span><text:span text:style-name="_31_17">n</text:span><text:span text:style-name="_35_09">g</text:span><text:span text:style-name="_36_01"> </text:span><text:span text:style-name="_32_25">t</text:span><text:span text:style-name="_34_53">h</text:span><text:span text:style-name="_37_01">a</text:span><text:span text:style-name="_32_25">t</text:span><text:span text:style-name="_33_01"> </text:span><text:span text:style-name="_38_61">M</text:span><text:span text:style-name="_32_93">r</text:span><text:span text:style-name="_33_93">s</text:span><text:span text:style-name="_37_37">.</text:span><text:span text:style-name="_31_"> </text:span><text:span text:style-name="_34_37">M</text:span><text:span text:style-name="_38_61">c</text:span><text:span text:style-name="_32_25">W</text:span><text:span text:style-name="_35_09">i</text:span><text:span text:style-name="_38_97">l</text:span><text:span text:style-name="_32_81">l</text:span><text:span text:style-name="_35_93">i</text:span><text:span text:style-name="_38_73">a</text:span><text:span text:style-name="_32_21">m</text:span><text:span text:style-name="_35_25">s</text:span><text:span text:style-name="_36_01"> </text:span><text:span text:style-name="_32_69">w</text:span><text:span text:style-name="_35_97">a</text:span><text:span text:style-name="_36_77">n</text:span><text:span text:style-name="_32_93">t</text:span><text:span text:style-name="_35_33">s--</text:span><text:span text:style-name="_32_13">a</text:span><text:span text:style-name="_33_81">s</text:span><text:span text:style-name="_36_01"> </text:span><text:span text:style-name="_32_37">w</text:span><text:span text:style-name="_34_01">e</text:span><text:span text:style-name="_36_01"> </text:span><text:span text:style-name="_32_97">a</text:span><text:span text:style-name="_35_57">l</text:span><text:span text:style-name="_37_61">w</text:span><text:span text:style-name="_37_7">a</text:span><text:span text:style-name="_34_17">y</text:span><text:span text:style-name="_38_25">s</text:span><text:span text:style-name="_31_"> </text:span><text:span text:style-name="_35_81">d</text:span><text:span text:style-name="_37_13">o</text:span><text:span text:style-name="_31_"> --</text:span><text:span text:style-name="_32_33">s</text:span><text:span text:style-name="_34_01">h</text:span><text:span text:style-name="_38_21">e</text:span><text:span text:style-name="_31_"> </text:span><text:span text:style-name="_35_61">c</text:span><text:span text:style-name="_37_65">a</text:span><text:span text:style-name="_31_37">l</text:span><text:span text:style-name="_35_13">l</text:span><text:span text:style-name="_38_73">s</text:span><text:span text:style-name="_31_"> </text:span><text:span text:style-name="_35_13">t</text:span><text:span text:style-name="_38_85">h</text:span><text:span text:style-name="_39_3">a</text:span><text:span text:style-name="_34_61">t</text:span><text:span text:style-name="_36_01"> </text:span><text:span text:style-name="_32_13">a</text:span><text:span text:style-name="_33_01"> </text:span><text:span text:style-name="_37_13">c</text:span><text:span text:style-name="_32_73">o</text:span><text:span text:style-name="_35_93">m</text:span><text:span text:style-name="_38_69">p</text:span><text:span text:style-name="_32_81">r</text:span><text:span text:style-name="_34_49">o</text:span><text:span text:style-name="_38_25">m</text:span><text:span text:style-name="_38_9">i</text:span><text:span text:style-name="_35_21">s</text:span><text:span text:style-name="_38_73">e</text:span><text:span text:style-name="_37_7">.</text:span><text:span text:style-name="_33_01"> </text:span><text:span text:style-name="_36_77">V</text:span><text:span text:style-name="_31_05">e</text:span><text:span text:style-name="_35_21">r</text:span><text:span text:style-name="_38_33">y</text:span><text:span text:style-name="_31_"> </text:span><text:span text:style-name="_35_09">w</text:span><text:span text:style-name="_38_33">e</text:span><text:span text:style-name="_32_69">l</text:span><text:span text:style-name="_34_73">l</text:span><text:span text:style-name="_37_65">:</text:span><text:span text:style-name="_31_"> </text:span><text:span text:style-name="_34_13">t</text:span><text:span text:style-name="_38_37">h</text:span><text:span text:style-name="_32_01">e</text:span><text:span text:style-name="_33_01"> </text:span><text:span text:style-name="_38_13">m</text:span><text:span text:style-name="_31_05">a</text:span><text:span text:style-name="_35_93">n</text:span><text:span text:style-name="_36_01"> </text:span><text:span text:style-name="_32_37">c</text:span><text:span text:style-name="_35_69">a</text:span><text:span text:style-name="_38_85">m</text:span><text:span text:style-name="_31_53">e</text:span><text:span text:style-name="_33_01"> </text:span><text:span text:style-name="_37_77">u</text:span><text:span text:style-name="_31_41">p</text:span><text:span text:style-name="_33_01"> </text:span><text:span text:style-name="_38_85">f</text:span><text:span text:style-name="_32_69">r</text:span><text:span text:style-name="_34_41">o</text:span><text:span text:style-name="_36_77">m</text:span><text:span text:style-name="_31_"> </text:span><text:span text:style-name="_34_65">N</text:span><text:span text:style-name="_37_01">e</text:span><text:span text:style-name="_39_3">w</text:span><text:span text:style-name="_33_01"> </text:span><text:span text:style-name="_38_25">Y</text:span><text:span text:style-name="_31_97">o</text:span><text:span text:style-name="_35_85">r</text:span><text:span text:style-name="_36_89">k</text:span><text:span text:style-name="_31_"> </text:span><text:span text:style-name="_35_97">a</text:span><text:span text:style-name="_38_85">n</text:span><text:span text:style-name="_31_49">d</text:span><text:span text:style-name="_33_01"> </text:span><text:span text:style-name="_37_61">p</text:span><text:span text:style-name="_32_13">u</text:span><text:span text:style-name="_34_41">t</text:span><text:span text:style-name="_36_01"> </text:span><text:span text:style-name="_31_73">i</text:span><text:span text:style-name="_34_49">n</text:span><text:span text:style-name="_36_01"> </text:span><text:span text:style-name="_31_17">t</text:span><text:span text:style-name="_33_93">h</text:span><text:span text:style-name="_37_05">e</text:span><text:span text:style-name="_31_"> </text:span><text:span text:style-name="_33_77">a</text:span><text:span text:style-name="_38_37">l</text:span><text:span text:style-name="_31_61">a</text:span><text:span text:style-name="_35_69">r</text:span><text:span text:style-name="_38_93">m</text:span><text:span text:style-name="_32_09">,</text:span><text:span text:style-name="_33_01"> </text:span><text:span text:style-name="_38_93">a</text:span><text:span text:style-name="_31_73">n</text:span><text:span text:style-name="_34_77">d</text:span><text:span text:style-name="_36_01"> </text:span><text:span text:style-name="_31_41">c</text:span><text:span text:style-name="_35_25">h</text:span><text:span text:style-name="_36_77">a</text:span><text:span text:style-name="_37_7">r</text:span><text:span text:style-name="_33_81">g</text:span><text:span text:style-name="_38_37">e</text:span><text:span text:style-name="_32_33">d</text:span><text:span text:style-name="_33_01"> </text:span><text:span text:style-name="_38_01">t</text:span><text:span text:style-name="_31_37">h</text:span><text:span text:style-name="_34_49">r</text:span><text:span text:style-name="_37_97">e</text:span><text:span text:style-name="_31_77">e</text:span><text:span text:style-name="_33_01"> </text:span><text:span text:style-name="_37_97">h</text:span><text:span text:style-name="_32_01">u</text:span><text:span text:style-name="_35_93">n</text:span><text:span text:style-name="_37_65">d</text:span><text:span text:style-name="_32_13">r</text:span><text:span text:style-name="_34_17">e</text:span><text:span text:style-name="_38_57">d</text:span><text:span text:style-name="_31_"> </text:span><text:span text:style-name="_35_37">a</text:span><text:span text:style-name="_37_13">n</text:span><text:span text:style-name="_38_9">d</text:span><text:span text:style-name="_33_01"> </text:span><text:span text:style-name="_37_41">t</text:span><text:span text:style-name="_31_65">w</text:span><text:span text:style-name="_35_85">e</text:span><text:span text:style-name="_36_89">n</text:span><text:span text:style-name="_32_33">t</text:span><text:span text:style-name="_35_73">y-</text:span><text:span text:style-name="_32_73">f</text:span><text:span text:style-name="_34_73">i</text:span><text:span text:style-name="_38_81">v</text:span><text:span text:style-name="_31_37">e</text:span><text:span text:style-name="_33_01"> </text:span><text:span text:style-name="_37_17">d</text:span><text:span text:style-name="_32_21">o</text:span><text:span text:style-name="_35_69">l</text:span><text:span text:style-name="_36_77">l</text:span><text:span text:style-name="_38_1">a</text:span><text:span text:style-name="_34_05">r</text:span><text:span text:style-name="_38_69">s</text:span><text:span text:style-name="_31_"> </text:span><text:span text:style-name="_34_61">f</text:span><text:span text:style-name="_37_97">o</text:span><text:span text:style-name="_32_97">r</text:span><text:span text:style-name="_33_01"> </text:span><text:span text:style-name="_37_73">i</text:span><text:span text:style-name="_32_61">t</text:span><text:span text:style-name="_35_09">,</text:span><text:span text:style-name="_36_01"> </text:span><text:span text:style-name="_31_17">a</text:span><text:span text:style-name="_35_37">n</text:span><text:span text:style-name="_38_73">d</text:span><text:span text:style-name="_31_"> </text:span><text:span text:style-name="_35_57">s</text:span><text:span text:style-name="_37_61">a</text:span><text:span text:style-name="_32_37">i</text:span><text:span text:style-name="_35_81">d</text:span><text:span text:style-name="_36_01"> </text:span><text:span text:style-name="_32_09">w</text:span><text:span text:style-name="_35_21">e</text:span><text:span text:style-name="_36_01"> </text:span><text:span text:style-name="_31_53">c</text:span><text:span text:style-name="_35_81">o</text:span><text:span text:style-name="_38_97">u</text:span><text:span text:style-name="_31_17">l</text:span><text:span text:style-name="_33_93">d</text:span><text:span text:style-name="_36_01"> </text:span><text:span text:style-name="_31_61">s</text:span><text:span text:style-name="_34_65">l</text:span><text:span text:style-name="_38_57">e</text:span><text:span text:style-name="_32_93">e</text:span><text:span text:style-name="_35_25">p</text:span><text:span text:style-name="_36_01"> </text:span><text:span text:style-name="_31_41">w</text:span><text:span text:style-name="_35_09">i</text:span><text:span text:style-name="_37_73">t</text:span><text:span text:style-name="_39_3">h</text:span><text:span text:style-name="_35_13">o</text:span><text:span text:style-name="_36_77">u</text:span><text:span text:style-name="_32_69">t</text:span><text:span text:style-name="_33_01"> </text:span><text:span text:style-name="_37_49">u</text:span><text:span text:style-name="_31_01">n</text:span><text:span text:style-name="_35_09">e</text:span><text:span text:style-name="_37_49">a</text:span><text:span text:style-name="_39_3">s</text:span><text:span text:style-name="_35_33">i</text:span><text:span text:style-name="_38_01">n</text:span><text:span text:style-name="_32_01">e</text:span><text:span text:style-name="_34_13">s</text:span><text:span text:style-name="_38_01">s</text:span><text:span text:style-name="_31_"> </text:span><text:span text:style-name="_35_25">n</text:span><text:span text:style-name="_37_61">o</text:span><text:span text:style-name="_32_61">w</text:span><text:span text:style-name="_35_85">.</text:span><text:span text:style-name="_36_01"> </text:span><text:span text:style-name="_32_01">S</text:span><text:span text:style-name="_34_41">o</text:span><text:span text:style-name="_36_01"> </text:span><text:span text:style-name="_32_13">w</text:span><text:span text:style-name="_34_65">e</text:span><text:span text:style-name="_36_01"> </text:span><text:span text:style-name="_31_49">d</text:span><text:span text:style-name="_35_85">i</text:span><text:span text:style-name="_37_01">d</text:span><text:span text:style-name="_31_"> </text:span><text:span text:style-name="_34_17">f</text:span><text:span text:style-name="_36_77">o</text:span><text:span text:style-name="_31_97">r</text:span><text:span text:style-name="_33_01"> </text:span><text:span text:style-name="_38_21">a</text:span><text:span text:style-name="_32_97">w</text:span><text:span text:style-name="_35_57">h</text:span><text:span text:style-name="_38_93">i</text:span><text:span text:style-name="_31_13">l</text:span><text:span text:style-name="_34_05">e--</text:span><text:span text:style-name="_32_69">s</text:span><text:span text:style-name="_34_53">a</text:span><text:span text:style-name="_37_97">y</text:span><text:span text:style-name="_31_"> </text:span><text:span text:style-name="_35_85">a</text:span><text:span text:style-name="_36_01"> </text:span><text:span text:style-name="_32_37">m</text:span><text:span text:style-name="_34_61">o</text:span><text:span text:style-name="_38_21">n</text:span><text:span text:style-name="_32_93">t</text:span><text:span text:style-name="_34_17">h</text:span><text:span text:style-name="_37_77">.</text:span><text:span text:style-name="_31_"> </text:span><text:span text:style-name="_35_25">T</text:span><text:span text:style-name="_37_41">h</text:span><text:span text:style-name="_31_61">e</text:span><text:span text:style-name="_33_89">n</text:span><text:span text:style-name="_36_01"> </text:span><text:span text:style-name="_31_41">o</text:span><text:span text:style-name="_33_81">n</text:span><text:span text:style-name="_38_93">e</text:span><text:span text:style-name="_31_"> </text:span><text:span text:style-name="_35_73">n</text:span><text:span text:style-name="_37_73">i</text:span><text:span text:style-name="_31_13">g</text:span><text:span text:style-name="_35_21">h</text:span><text:span text:style-name="_37_97">t</text:span><text:span text:style-name="_31_"> </text:span><text:span text:style-name="_33_93">w</text:span><text:span text:style-name="_36_77">e</text:span><text:span text:style-name="_31_"> </text:span><text:span text:style-name="_35_01">s</text:span><text:span text:style-name="_38_01">m</text:span><text:span text:style-name="_31_65">e</text:span><text:span text:style-name="_34_41">l</text:span><text:span text:style-name="_37_65">l</text:span><text:span text:style-name="_32_73">e</text:span><text:span text:style-name="_35_81">d</text:span><text:span text:style-name="_36_01"> </text:span><text:span text:style-name="_31_73">s</text:span><text:span text:style-name="_33_77">m</text:span><text:span text:style-name="_38_33">o</text:span><text:span text:style-name="_32_93">k</text:span><text:span text:style-name="_35_21">e</text:span><text:span text:style-name="_37_13">,</text:span><text:span text:style-name="_31_"> </text:span><text:span text:style-name="_33_93">a</text:span><text:span text:style-name="_36_81">n</text:span><text:span text:style-name="_32_73">d</text:span><text:span text:style-name="_33_01"> </text:span><text:span text:style-name="_38_21">I</text:span><text:span text:style-name="_31_"> </text:span><text:span text:style-name="_34_17">w</text:span><text:span text:style-name="_37_01">a</text:span><text:span text:style-name="_32_81">s</text:span><text:span text:style-name="_33_01"> </text:span><text:span text:style-name="_37_49">a</text:span><text:span text:style-name="_32_01">d</text:span><text:span text:style-name="_34_13">v</text:span><text:span text:style-name="_37_37">i</text:span><text:span text:style-name="_32_69">s</text:span><text:span text:style-name="_33_77">e</text:span><text:span text:style-name="_38_69">d</text:span><text:span text:style-name="_31_"> </text:span><text:span text:style-name="_35_21">t</text:span><text:span text:style-name="_38_21">o</text:span><text:span text:style-name="_31_"> </text:span><text:span text:style-name="_35_33">g</text:span><text:span text:style-name="_37_49">e</text:span><text:span text:style-name="_31_17">t</text:span><text:span text:style-name="_33_01"> </text:span><text:span text:style-name="_38_57">u</text:span><text:span text:style-name="_31_53">p</text:span><text:span text:style-name="_33_01"> </text:span><text:span text:style-name="_37_61">a</text:span><text:span text:style-name="_39_3">n</text:span><text:span text:style-name="_35_37">d</text:span><text:span text:style-name="_36_01"> </text:span><text:span text:style-name="_31_73">s</text:span><text:span text:style-name="_34_13">e</text:span><text:span text:style-name="_37_53">e</text:span><text:span text:style-name="_31_"> </text:span><text:span text:style-name="_34_05">w</text:span><text:span text:style-name="_38_13">h</text:span><text:span text:style-name="_32_81">a</text:span><text:span text:style-name="_33_77">t</text:span><text:span text:style-name="_36_01"> </text:span><text:span text:style-name="_31_53">t</text:span><text:span text:style-name="_33_81">h</text:span><text:span text:style-name="_36_81">e</text:span><text:span text:style-name="_31_"> </text:span><text:span text:style-name="_34_49">m</text:span><text:span text:style-name="_38_69">a</text:span><text:span text:style-name="_32_33">t</text:span><text:span text:style-name="_33_89">t</text:span><text:span text:style-name="_38_61">e</text:span><text:span text:style-name="_31_77">r</text:span><text:span text:style-name="_33_01"> </text:span><text:span text:style-name="_37_13">w</text:span><text:span text:style-name="_31_49">a</text:span><text:span text:style-name="_34_53">s</text:span><text:span text:style-name="_38_61">.</text:span><text:span text:style-name="_31_"> </text:span><text:span text:style-name="_35_25">I</text:span><text:span text:style-name="_36_01"> </text:span><text:span text:style-name="_37_7">l</text:span><text:span text:style-name="_35_61">i</text:span><text:span text:style-name="_37_61">t</text:span><text:span text:style-name="_31_"> </text:span><text:span text:style-name="_35_81">a</text:span><text:span text:style-name="_36_01"> </text:span><text:span text:style-name="_37_7">c</text:span><text:span text:style-name="_34_41">a</text:span><text:span text:style-name="_38_13">n</text:span><text:span text:style-name="_32_01">d</text:span><text:span text:style-name="_34_05">l</text:span><text:span text:style-name="_36_81">e</text:span><text:span text:style-name="_31_49">,</text:span><text:span text:style-name="_33_01"> </text:span><text:span text:style-name="_37_49">a</text:span><text:span text:style-name="_31_65">n</text:span><text:span text:style-name="_34_13">d</text:span><text:span text:style-name="_36_01"> </text:span><text:span text:style-name="_32_13">s</text:span><text:span text:style-name="_33_81">t</text:span><text:span text:style-name="_37_01">a</text:span><text:span text:style-name="_31_97">r</text:span><text:span text:style-name="_34_05">t</text:span><text:span text:style-name="_38_33">e</text:span><text:span text:style-name="_31_61">d</text:span><text:span text:style-name="_33_01"> </text:span><text:span text:style-name="_37_37">t</text:span><text:span text:style-name="_32_37">o</text:span><text:span text:style-name="_34_97">w</text:span><text:span text:style-name="_37_05">a</text:span><text:span text:style-name="_32_69">r</text:span><text:span text:style-name="_34_97">d</text:span><text:span text:style-name="_36_01"> </text:span><text:span text:style-name="_38_1">t</text:span><text:span text:style-name="_34_61">h</text:span><text:span text:style-name="_38_73">e</text:span><text:span text:style-name="_31_"> </text:span><text:span text:style-name="_34_17">s</text:span><text:span text:style-name="_37_61">t</text:span><text:span text:style-name="_32_09">a</text:span><text:span text:style-name="_35_97">i</text:span><text:span text:style-name="_37_53">r</text:span><text:span text:style-name="_31_61">s</text:span><text:span text:style-name="_34_05">,</text:span><text:span text:style-name="_36_01"> </text:span><text:span text:style-name="_32_97">a</text:span><text:span text:style-name="_35_93">n</text:span><text:span text:style-name="_37_37">d</text:span><text:span text:style-name="_31_"> </text:span><text:span text:style-name="_35_25">m</text:span><text:span text:style-name="_38_85">e</text:span><text:span text:style-name="_31_01">t</text:span><text:span text:style-name="_33_01"> </text:span><text:span text:style-name="_38_81">a</text:span><text:span text:style-name="_31_"> </text:span><text:span text:style-name="_34_05">b</text:span><text:span text:style-name="_37_73">u</text:span><text:span text:style-name="_38_1">r</text:span><text:span text:style-name="_35_97">g</text:span><text:span text:style-name="_37_73">l</text:span><text:span text:style-name="_32_85">a</text:span><text:span text:style-name="_35_01">r</text:span><text:span text:style-name="_36_01"> </text:span><text:span text:style-name="_31_41">c</text:span><text:span text:style-name="_33_77">o</text:span><text:span text:style-name="_36_93">m</text:span><text:span text:style-name="_31_01">i</text:span><text:span text:style-name="_34_41">n</text:span><text:span text:style-name="_38_61">g</text:span><text:span text:style-name="_31_"> </text:span><text:span text:style-name="_35_09">o</text:span><text:span text:style-name="_37_05">u</text:span><text:span text:style-name="_32_69">t</text:span><text:span text:style-name="_33_01"> </text:span><text:span text:style-name="_37_77">o</text:span><text:span text:style-name="_37_7">f</text:span><text:span text:style-name="_33_01"> </text:span><text:span text:style-name="_36_77">a</text:span><text:span text:style-name="_31_"> </text:span><text:span text:style-name="_34_05">r</text:span><text:span text:style-name="_36_93">o</text:span><text:span text:style-name="_32_73">o</text:span><text:span text:style-name="_34_77">m</text:span><text:span text:style-name="_36_01"> </text:span><text:span text:style-name="_31_73">w</text:span><text:span text:style-name="_34_49">i</text:span><text:span text:style-name="_38_37">t</text:span><text:span text:style-name="_32_81">h</text:span><text:span text:style-name="_33_01"> </text:span><text:span text:style-name="_38_13">a</text:span><text:span text:style-name="_31_"> </text:span><text:span text:style-name="_35_57">b</text:span><text:span text:style-name="_36_81">a</text:span><text:span text:style-name="_38_1">s</text:span><text:span text:style-name="_34_97">k</text:span><text:span text:style-name="_37_65">e</text:span><text:span text:style-name="_38_9">t</text:span><text:span text:style-name="_33_01"> </text:span><text:span text:style-name="_38_21">o</text:span><text:span text:style-name="_31_17">f</text:span><text:span text:style-name="_33_01"> </text:span><text:span text:style-name="_37_13">t</text:span><text:span text:style-name="_31_77">i</text:span><text:span text:style-name="_33_93">n</text:span><text:span text:style-name="_38_93">w</text:span><text:span text:style-name="_32_97">a</text:span><text:span text:style-name="_35_01">r</text:span><text:span text:style-name="_38_21">e</text:span><text:span text:style-name="_31_37">,</text:span><text:span text:style-name="_33_01"> </text:span><text:span text:style-name="_37_53">w</text:span><text:span text:style-name="_38_9">h</text:span><text:span text:style-name="_35_93">i</text:span><text:span text:style-name="_38_81">c</text:span><text:span text:style-name="_32_25">h</text:span><text:span text:style-name="_33_01"> </text:span><text:span text:style-name="_37_97">h</text:span><text:span text:style-name="_32_97">e</text:span><text:span text:style-name="_33_01"> </text:span><text:span text:style-name="_38_37">h</text:span><text:span text:style-name="_31_65">a</text:span><text:span text:style-name="_35_81">d</text:span><text:span text:style-name="_36_01"> </text:span><text:span text:style-name="_31_13">m</text:span><text:span text:style-name="_34_49">i</text:span><text:span text:style-name="_36_93">s</text:span><text:span text:style-name="_31_41">t</text:span><text:span text:style-name="_35_25">a</text:span><text:span text:style-name="_37_77">k</text:span><text:span text:style-name="_31_61">e</text:span><text:span text:style-name="_35_09">n</text:span><text:span text:style-name="_36_01"> </text:span><text:span text:style-name="_32_85">f</text:span><text:span text:style-name="_34_41">o</text:span><text:span text:style-name="_38_21">r</text:span><text:span text:style-name="_31_"> </text:span><text:span text:style-name="_34_17">s</text:span><text:span text:style-name="_37_37">o</text:span><text:span text:style-name="_31_13">l</text:span><text:span text:style-name="_34_05">i</text:span><text:span text:style-name="_37_37">d</text:span><text:span text:style-name="_31_"> </text:span><text:span text:style-name="_34_13">s</text:span><text:span text:style-name="_37_53">i</text:span><text:span text:style-name="_32_69">l</text:span><text:span text:style-name="_33_81">v</text:span><text:span text:style-name="_37_73">e</text:span><text:span text:style-name="_31_77">r</text:span><text:span text:style-name="_33_01"> </text:span><text:span text:style-name="_37_73">i</text:span><text:span text:style-name="_31_65">n</text:span><text:span text:style-name="_33_01"> </text:span><text:span text:style-name="_38_33">t</text:span><text:span text:style-name="_39_3">h</text:span><text:span text:style-name="_34_73">e</text:span><text:span text:style-name="_36_01"> </text:span><text:span text:style-name="_31_13">d</text:span><text:span text:style-name="_34_77">a</text:span><text:span text:style-name="_36_81">r</text:span><text:span text:style-name="_31_13">k</text:span><text:span text:style-name="_35_85">.</text:span><text:span text:style-name="_36_01"> </text:span><text:span text:style-name="_32_85">H</text:span><text:span text:style-name="_34_41">e</text:span><text:span text:style-name="_36_01"> </text:span><text:span text:style-name="_31_61">w</text:span><text:span text:style-name="_35_93">a</text:span><text:span text:style-name="_38_97">s</text:span><text:span text:style-name="_31_"> </text:span><text:span text:style-name="_35_01">s</text:span><text:span text:style-name="_37_53">m</text:span><text:span text:style-name="_32_85">o</text:span><text:span text:style-name="_34_73">k</text:span><text:span text:style-name="_37_37">i</text:span><text:span text:style-name="_31_05">n</text:span><text:span text:style-name="_35_61">g</text:span><text:span text:style-name="_36_01"> </text:span><text:span text:style-name="_32_21">a</text:span><text:span text:style-name="_33_01"> </text:span><text:span text:style-name="_37_53">p</text:span><text:span text:style-name="_31_37">i</text:span><text:span text:style-name="_33_81">p</text:span><text:span text:style-name="_38_21">e</text:span><text:span text:style-name="_31_73">.</text:span><text:span text:style-name="_33_01"> </text:span><text:span text:style-name="_38_33">I</text:span><text:span text:style-name="_31_"> </text:span><text:span text:style-name="_35_37">s</text:span><text:span text:style-name="_38_21">a</text:span><text:span text:style-name="_32_69">i</text:span><text:span text:style-name="_35_69">d</text:span><text:span text:style-name="_38_01">,</text:span><text:span text:style-name="_31_"> </text:span><text:span text:style-name="_35_97">'</text:span><text:span text:style-name="_37_13">M</text:span><text:span text:style-name="_37_7">y</text:span><text:span text:style-name="_33_01"> </text:span><text:span text:style-name="_37_37">f</text:span><text:span text:style-name="_31_37">r</text:span><text:span text:style-name="_34_01">i</text:span><text:span text:style-name="_36_77">e</text:span><text:span text:style-name="_31_17">n</text:span><text:span text:style-name="_34_77">d</text:span><text:span text:style-name="_37_61">,</text:span><text:span text:style-name="_31_"> </text:span><text:span text:style-name="_34_97">w</text:span><text:span text:style-name="_37_17">e</text:span><text:span text:style-name="_31_"> </text:span><text:span text:style-name="_35_33">d</text:span><text:span text:style-name="_36_89">o</text:span><text:span text:style-name="_31_"> </text:span><text:span text:style-name="_35_21">n</text:span><text:span text:style-name="_37_65">o</text:span><text:span text:style-name="_31_13">t</text:span><text:span text:style-name="_33_01"> </text:span><text:span text:style-name="_38_33">a</text:span><text:span text:style-name="_32_37">l</text:span><text:span text:style-name="_34_77">l</text:span><text:span text:style-name="_38_93">o</text:span><text:span text:style-name="_32_81">w</text:span><text:span text:style-name="_33_01"> </text:span><text:span text:style-name="_36_89">s</text:span><text:span text:style-name="_38_9">m</text:span><text:span text:style-name="_35_69">o</text:span><text:span text:style-name="_38_81">k</text:span><text:span text:style-name="_32_81">i</text:span><text:span text:style-name="_34_61">n</text:span><text:span text:style-name="_38_93">g</text:span><text:span text:style-name="_31_"> </text:span><text:span text:style-name="_35_37">i</text:span><text:span text:style-name="_38_57">n</text:span><text:span text:style-name="_31_"> </text:span><text:span text:style-name="_35_61">t</text:span><text:span text:style-name="_38_81">h</text:span><text:span text:style-name="_32_69">i</text:span><text:span text:style-name="_35_13">s</text:span><text:span text:style-name="_36_01"> </text:span><text:span text:style-name="_32_61">r</text:span><text:span text:style-name="_34_17">o</text:span><text:span text:style-name="_38_93">o</text:span><text:span text:style-name="_32_97">m</text:span><text:span text:style-name="_35_21">.</text:span><text:span text:style-name="_37_13">'</text:span><text:span text:style-name="_31_"> </text:span><text:span text:style-name="_35_37">H</text:span><text:span text:style-name="_37_37">e</text:span><text:span text:style-name="_31_"> </text:span><text:span text:style-name="_35_33">s</text:span><text:span text:style-name="_36_77">a</text:span><text:span text:style-name="_32_85">i</text:span><text:span text:style-name="_34_05">d</text:span><text:span text:style-name="_36_01"> </text:span><text:span text:style-name="_31_41">h</text:span><text:span text:style-name="_35_69">e</text:span><text:span text:style-name="_36_01"> </text:span><text:span text:style-name="_31_65">w</text:span><text:span text:style-name="_34_53">a</text:span><text:span text:style-name="_37_37">s</text:span><text:span text:style-name="_31_"> </text:span><text:span text:style-name="_35_97">a</text:span><text:span text:style-name="_36_01"> </text:span><text:span text:style-name="_32_73">s</text:span><text:span text:style-name="_34_13">t</text:span><text:span text:style-name="_38_97">r</text:span><text:span text:style-name="_32_09">a</text:span><text:span text:style-name="_34_05">n</text:span><text:span text:style-name="_38_85">g</text:span><text:span text:style-name="_32_69">e</text:span><text:span text:style-name="_34_17">r</text:span><text:span text:style-name="_37_17">,</text:span><text:span text:style-name="_31_"> </text:span><text:span text:style-name="_35_97">a</text:span><text:span text:style-name="_38_73">n</text:span><text:span text:style-name="_38_1">d</text:span><text:span text:style-name="_33_01"> </text:span><text:span text:style-name="_37_53">c</text:span><text:span text:style-name="_32_81">o</text:span><text:span text:style-name="_34_49">u</text:span><text:span text:style-name="_38_73">l</text:span><text:span text:style-name="_32_21">d</text:span><text:span text:style-name="_33_01"> </text:span><text:span text:style-name="_37_13">n</text:span><text:span text:style-name="_31_01">o</text:span><text:span text:style-name="_35_09">t</text:span><text:span text:style-name="_36_01"> </text:span><text:span text:style-name="_39_3">b</text:span><text:span text:style-name="_35_81">e</text:span><text:span text:style-name="_36_01"> </text:span><text:span text:style-name="_31_49">e</text:span><text:span text:style-name="_35_73">x</text:span><text:span text:style-name="_37_73">p</text:span><text:span text:style-name="_31_97">e</text:span><text:span text:style-name="_35_57">c</text:span><text:span text:style-name="_38_01">t</text:span><text:span text:style-name="_37_7">e</text:span><text:span text:style-name="_35_37">d</text:span><text:span text:style-name="_36_01"> </text:span><text:span text:style-name="_32_61">t</text:span><text:span text:style-name="_34_49">o</text:span><text:span text:style-name="_36_01"> </text:span><text:span text:style-name="_32_85">k</text:span><text:span text:style-name="_34_61">n</text:span><text:span text:style-name="_38_01">o</text:span><text:span text:style-name="_32_33">w</text:span><text:span text:style-name="_33_01"> </text:span><text:span text:style-name="_38_01">t</text:span><text:span text:style-name="_39_3">h</text:span><text:span text:style-name="_35_81">e</text:span><text:span text:style-name="_36_01"> </text:span><text:span text:style-name="_31_65">r</text:span><text:span text:style-name="_35_13">u</text:span><text:span text:style-name="_36_81">l</text:span><text:span text:style-name="_32_81">e</text:span><text:span text:style-name="_35_69">s</text:span><text:span text:style-name="_36_01"> </text:span><text:span text:style-name="_31_53">o</text:span><text:span text:style-name="_35_81">f</text:span><text:span text:style-name="_36_01"> </text:span><text:span text:style-name="_32_85">t</text:span><text:span text:style-name="_35_09">h</text:span><text:span text:style-name="_38_93">e</text:span><text:span text:style-name="_31_"> </text:span><text:span text:style-name="_34_05">h</text:span><text:span text:style-name="_37_37">o</text:span><text:span text:style-name="_31_73">u</text:span><text:span text:style-name="_34_73">s</text:span><text:span text:style-name="_36_77">e</text:span><text:span text:style-name="_32_09">:</text:span><text:span text:style-name="_33_01"> </text:span><text:span text:style-name="_38_69">s</text:span><text:span text:style-name="_32_21">a</text:span><text:span text:style-name="_34_05">i</text:span><text:span text:style-name="_37_05">d</text:span><text:span text:style-name="_31_"> </text:span><text:span text:style-name="_35_93">h</text:span><text:span text:style-name="_38_37">e</text:span><text:span text:style-name="_31_"> </text:span><text:span text:style-name="_34_17">h</text:span><text:span text:style-name="_38_25">a</text:span><text:span text:style-name="_32_33">d</text:span><text:span text:style-name="_33_01"> </text:span><text:span text:style-name="_37_53">b</text:span><text:span text:style-name="_32_01">e</text:span><text:span text:style-name="_35_85">e</text:span><text:span text:style-name="_38_33">n</text:span><text:span text:style-name="_31_"> </text:span><text:span text:style-name="_35_97">i</text:span><text:span text:style-name="_38_57">n</text:span><text:span text:style-name="_31_"> </text:span><text:span text:style-name="_34_13">m</text:span><text:span text:style-name="_38_97">a</text:span><text:span text:style-name="_38_1">n</text:span><text:span text:style-name="_35_97">y</text:span><text:span text:style-name="_36_01"> </text:span><text:span text:style-name="_31_49">h</text:span><text:span text:style-name="_34_53">o</text:span><text:span text:style-name="_37_61">u</text:span><text:span text:style-name="_32_57">s</text:span><text:span text:style-name="_34_65">e</text:span><text:span text:style-name="_37_13">s</text:span><text:span text:style-name="_31_"> </text:span><text:span text:style-name="_34_49">j</text:span><text:span text:style-name="_37_61">u</text:span><text:span text:style-name="_31_41">s</text:span><text:span text:style-name="_35_61">t</text:span><text:span text:style-name="_36_01"> </text:span><text:span text:style-name="_32_25">a</text:span><text:span text:style-name="_35_69">s</text:span><text:span text:style-name="_36_01"> </text:span><text:span text:style-name="_32_37">g</text:span><text:span text:style-name="_34_73">o</text:span><text:span text:style-name="_38_21">o</text:span><text:span text:style-name="_31_05">d</text:span><text:span text:style-name="_33_01"> </text:span><text:span text:style-name="_38_69">a</text:span><text:span text:style-name="_31_41">s</text:span><text:span text:style-name="_33_01"> </text:span><text:span text:style-name="_38_21">t</text:span><text:span text:style-name="_31_13">h</text:span><text:span text:style-name="_34_77">i</text:span><text:span text:style-name="_36_93">s</text:span><text:span text:style-name="_31_"> </text:span><text:span text:style-name="_35_61">o</text:span><text:span text:style-name="_37_97">n</text:span><text:span text:style-name="_32_69">e</text:span><text:span text:style-name="_35_09">,</text:span><text:span text:style-name="_36_01"> </text:span><text:span text:style-name="_32_33">a</text:span><text:span text:style-name="_35_57">n</text:span><text:span text:style-name="_38_93">d</text:span><text:span text:style-name="_31_"> </text:span><text:span text:style-name="_33_81">i</text:span><text:span text:style-name="_37_65">t</text:span><text:span text:style-name="_31_"> </text:span><text:span text:style-name="_35_57">h</text:span><text:span text:style-name="_37_37">a</text:span><text:span text:style-name="_32_25">d</text:span><text:span text:style-name="_33_01"> </text:span><text:span text:style-name="_38_21">n</text:span><text:span text:style-name="_31_41">e</text:span><text:span text:style-name="_35_25">v</text:span><text:span text:style-name="_36_77">e</text:span><text:span text:style-name="_31_05">r</text:span><text:span text:style-name="_33_01"> </text:span><text:span text:style-name="_38_21">b</text:span><text:span text:style-name="_31_77">e</text:span><text:span text:style-name="_34_01">e</text:span><text:span text:style-name="_37_53">n</text:span><text:span text:style-name="_31_"> </text:span><text:span text:style-name="_35_57">o</text:span><text:span text:style-name="_37_77">b</text:span><text:span text:style-name="_32_01">j</text:span><text:span text:style-name="_34_49">e</text:span><text:span text:style-name="_38_13">c</text:span><text:span text:style-name="_32_73">t</text:span><text:span text:style-name="_34_49">e</text:span><text:span text:style-name="_37_01">d</text:span><text:span text:style-name="_31_"> </text:span><text:span text:style-name="_33_89">t</text:span><text:span text:style-name="_38_25">o</text:span><text:span text:style-name="_31_"> </text:span><text:span text:style-name="_35_21">b</text:span><text:span text:style-name="_38_13">e</text:span><text:span text:style-name="_31_01">f</text:span><text:span text:style-name="_35_21">o</text:span><text:span text:style-name="_37_73">r</text:span><text:span text:style-name="_37_7">e</text:span><text:span text:style-name="_34_13">.</text:span><text:span text:style-name="_36_01"> </text:span><text:span text:style-name="_32_21">H</text:span><text:span text:style-name="_34_13">e</text:span><text:span text:style-name="_36_01"> </text:span><text:span text:style-name="_32_93">a</text:span><text:span text:style-name="_35_85">d</text:span><text:span text:style-name="_37_13">d</text:span><text:span text:style-name="_32_21">e</text:span><text:span text:style-name="_35_25">d</text:span><text:span text:style-name="_36_01"> </text:span><text:span text:style-name="_31_97">t</text:span><text:span text:style-name="_34_53">h</text:span><text:span text:style-name="_36_89">a</text:span><text:span text:style-name="_31_77">t</text:span><text:span text:style-name="_33_01"> </text:span><text:span text:style-name="_37_05">a</text:span><text:span text:style-name="_32_33">s</text:span><text:span text:style-name="_33_01"> </text:span><text:span text:style-name="_38_33">f</text:span><text:span text:style-name="_32_69">a</text:span><text:span text:style-name="_33_89">r</text:span><text:span text:style-name="_36_01"> </text:span><text:span text:style-name="_31_65">a</text:span><text:span text:style-name="_34_97">s</text:span><text:span text:style-name="_36_01"> </text:span><text:span text:style-name="_32_61">h</text:span><text:span text:style-name="_34_13">i</text:span><text:span text:style-name="_38_57">s</text:span><text:span text:style-name="_31_"> </text:span><text:span text:style-name="_35_57">e</text:span><text:span text:style-name="_38_97">x</text:span><text:span text:style-name="_32_57">p</text:span><text:span text:style-name="_33_77">e</text:span><text:span text:style-name="_38_61">r</text:span><text:span text:style-name="_32_61">i</text:span><text:span text:style-name="_35_93">e</text:span><text:span text:style-name="_37_73">n</text:span><text:span text:style-name="_37_7">c</text:span><text:span text:style-name="_35_85">e</text:span><text:span text:style-name="_36_01"> </text:span><text:span text:style-name="_31_17">w</text:span><text:span text:style-name="_35_33">e</text:span><text:span text:style-name="_38_73">n</text:span><text:span text:style-name="_37_7">t</text:span><text:span text:style-name="_35_61">,</text:span><text:span text:style-name="_36_01"> </text:span><text:span text:style-name="_37_7">s</text:span><text:span text:style-name="_35_81">u</text:span><text:span text:style-name="_37_13">c</text:span><text:span text:style-name="_32_97">h</text:span><text:span text:style-name="_33_01"> </text:span><text:span text:style-name="_38_57">r</text:span><text:span text:style-name="_32_25">u</text:span><text:span text:style-name="_35_61">l</text:span><text:span text:style-name="_37_73">e</text:span><text:span text:style-name="_32_61">s</text:span><text:span text:style-name="_33_01"> </text:span><text:span text:style-name="_37_65">h</text:span><text:span text:style-name="_31_01">a</text:span><text:span text:style-name="_33_89">d</text:span><text:span text:style-name="_36_01"> </text:span><text:span text:style-name="_32_33">n</text:span><text:span text:style-name="_34_01">e</text:span><text:span text:style-name="_36_81">v</text:span><text:span text:style-name="_32_37">e</text:span><text:span text:style-name="_34_17">r</text:span><text:span text:style-name="_36_01"> </text:span><text:span text:style-name="_31_73">b</text:span><text:span text:style-name="_34_65">e</text:span><text:span text:style-name="_38_69">e</text:span><text:span text:style-name="_31_37">n</text:span><text:span text:style-name="_33_01"> </text:span><text:span text:style-name="_38_01">c</text:span><text:span text:style-name="_39_3">o</text:span><text:span text:style-name="_34_77">n</text:span><text:span text:style-name="_38_09">s</text:span><text:span text:style-name="_31_13">i</text:span><text:span text:style-name="_33_89">d</text:span><text:span text:style-name="_38_09">e</text:span><text:span text:style-name="_32_81">r</text:span><text:span text:style-name="_35_13">e</text:span><text:span text:style-name="_37_41">d</text:span><text:span text:style-name="_31_"> </text:span><text:span text:style-name="_34_41">t</text:span><text:span text:style-name="_38_73">o</text:span><text:span text:style-name="_31_"> </text:span><text:span text:style-name="_35_01">a</text:span><text:span text:style-name="_37_49">p</text:span><text:span text:style-name="_31_17">p</text:span><text:span text:style-name="_34_37">l</text:span><text:span text:style-name="_37_41">y</text:span><text:span text:style-name="_31_"> </text:span><text:span text:style-name="_34_05">t</text:span><text:span text:style-name="_38_09">o</text:span><text:span text:style-name="_31_"> </text:span><text:span text:style-name="_34_41">b</text:span><text:span text:style-name="_38_09">u</text:span><text:span text:style-name="_32_13">r</text:span><text:span text:style-name="_35_09">g</text:span><text:span text:style-name="_38_37">l</text:span><text:span text:style-name="_32_25">a</text:span><text:span text:style-name="_35_21">r</text:span><text:span text:style-name="_38_69">s</text:span><text:span text:style-name="_32_93">,</text:span><text:span text:style-name="_33_01"> </text:span><text:span text:style-name="_38_33">a</text:span><text:span text:style-name="_32_57">n</text:span><text:span text:style-name="_35_37">y</text:span><text:span text:style-name="_38_21">w</text:span><text:span text:style-name="_32_21">a</text:span><text:span text:style-name="_35_21">y</text:span><text:span text:style-name="_37_77">.</text:span></text:p>
      <text:p text:style-name="P1"><text:span text:style-name="_31_17">"</text:span><text:span text:style-name="_33_77">I</text:span><text:span text:style-name="_36_01"> </text:span><text:span text:style-name="_32_25">s</text:span><text:span text:style-name="_34_41">a</text:span><text:span text:style-name="_38_69">i</text:span><text:span text:style-name="_32_01">d</text:span><text:span text:style-name="_35_33">:</text:span><text:span text:style-name="_36_01"> </text:span><text:span text:style-name="_31_13">'</text:span><text:span text:style-name="_34_37">S</text:span><text:span text:style-name="_38_57">m</text:span><text:span text:style-name="_32_69">o</text:span><text:span text:style-name="_35_57">k</text:span><text:span text:style-name="_37_01">e</text:span><text:span text:style-name="_31_"> </text:span><text:span text:style-name="_33_89">a</text:span><text:span text:style-name="_38_25">l</text:span><text:span text:style-name="_38_9">o</text:span><text:span text:style-name="_34_61">n</text:span><text:span text:style-name="_37_37">g</text:span><text:span text:style-name="_32_21">,</text:span><text:span text:style-name="_33_01"> </text:span><text:span text:style-name="_37_13">t</text:span><text:span text:style-name="_32_85">h</text:span><text:span text:style-name="_33_77">e</text:span><text:span text:style-name="_37_61">n</text:span><text:span text:style-name="_31_53">,</text:span><text:span text:style-name="_33_01"> </text:span><text:span text:style-name="_38_69">i</text:span><text:span text:style-name="_38_1">f</text:span><text:span text:style-name="_33_01"> </text:span><text:span text:style-name="_38_69">i</text:span><text:span text:style-name="_31_65">t</text:span><text:span text:style-name="_33_01"> </text:span><text:span text:style-name="_37_13">i</text:span><text:span text:style-name="_31_73">s</text:span><text:span text:style-name="_33_01"> </text:span><text:span text:style-name="_38_33">t</text:span><text:span text:style-name="_32_93">h</text:span><text:span text:style-name="_34_61">e</text:span><text:span text:style-name="_36_01"> </text:span><text:span text:style-name="_32_85">c</text:span><text:span text:style-name="_35_81">u</text:span><text:span text:style-name="_38_8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2:47.27</meta:creation-date>
    <dc:title>Haathi</dc:title>
    <meta:editing-duration>PT1M2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24:09.35</dc:date>
    <meta:template xlink:type="simple" xlink:actuate="onRequest" xlink:title="Haathi" xlink:href="file:///C:/Users/kwa/AppData/Roaming/OpenOffice/4/user/template/Haathi.ott" meta:date="2016-02-24T19:22:46.90"/>
  </office:meta>
</office:document-meta>
</file>